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739" officeooo:paragraph-rsid="001c9739"/>
    </style:style>
    <style:style style:name="P2" style:family="paragraph" style:parent-style-name="Standard">
      <style:text-properties officeooo:rsid="001f34ec" officeooo:paragraph-rsid="00249104"/>
    </style:style>
    <style:style style:name="P3" style:family="paragraph" style:parent-style-name="Title">
      <style:text-properties officeooo:rsid="00231f12" officeooo:paragraph-rsid="00231f12"/>
    </style:style>
    <style:style style:name="P4" style:family="paragraph" style:parent-style-name="Text_20_body">
      <style:text-properties officeooo:paragraph-rsid="00249104"/>
    </style:style>
    <style:style style:name="P5" style:family="paragraph" style:parent-style-name="Text_20_body">
      <style:text-properties officeooo:paragraph-rsid="0025add9"/>
    </style:style>
    <style:style style:name="P6" style:family="paragraph" style:parent-style-name="Text_20_body">
      <style:text-properties officeooo:rsid="00281c21" officeooo:paragraph-rsid="00281c21"/>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officeooo:paragraph-rsid="002867c6"/>
    </style:style>
    <style:style style:name="P10" style:family="paragraph" style:parent-style-name="Text_20_body" style:list-style-name="L8">
      <style:text-properties officeooo:paragraph-rsid="002867c6"/>
    </style:style>
    <style:style style:name="P11" style:family="paragraph" style:parent-style-name="Text_20_body" style:list-style-name="L6">
      <style:paragraph-properties fo:margin-top="0cm" fo:margin-bottom="0cm" style:contextual-spacing="false"/>
    </style:style>
    <style:style style:name="P12" style:family="paragraph" style:parent-style-name="Heading_20_1">
      <style:text-properties officeooo:rsid="0025add9" officeooo:paragraph-rsid="0025add9"/>
    </style:style>
    <style:style style:name="P13" style:family="paragraph" style:parent-style-name="Heading_20_1">
      <style:paragraph-properties fo:break-before="page"/>
      <style:text-properties officeooo:paragraph-rsid="00249104"/>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16266"/>
    </style:style>
    <style:style style:name="T2" style:family="text">
      <style:text-properties officeooo:rsid="00281c21"/>
    </style:style>
    <style:style style:name="T3" style:family="text">
      <style:text-properties style:text-underline-style="solid" style:text-underline-width="auto" style:text-underline-color="font-color" officeooo:rsid="00281c21"/>
    </style:style>
    <style:style style:name="T4" style:family="text">
      <style:text-properties style:text-underline-style="none"/>
    </style:style>
    <style:style style:name="T5" style:family="text">
      <style:text-properties style:text-underline-style="none" officeooo:rsid="00281c21"/>
    </style:style>
    <style:style style:name="T6" style:family="text">
      <style:text-properties officeooo:rsid="002867c6"/>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velopment</text:p>
      <text:p text:style-name="P1"/>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Contents_20_Heading">Indholdsfortegnelse</text:p>
          </text:index-title>
          <text:p text:style-name="P14"><text:a xlink:type="simple" xlink:href="#__RefHeading__238_1743343942" text:style-name="Index_20_Link" text:visited-style-name="Index_20_Link">Organisering på github.com<text:tab/>1</text:a></text:p>
          <text:p text:style-name="P15"><text:a xlink:type="simple" xlink:href="#__RefHeading__240_1743343942" text:style-name="Index_20_Link" text:visited-style-name="Index_20_Link">Nye Git-organisationer og repositories.<text:tab/>1</text:a></text:p>
          <text:p text:style-name="P15"><text:a xlink:type="simple" xlink:href="#__RefHeading__242_1743343942" text:style-name="Index_20_Link" text:visited-style-name="Index_20_Link">Dokumentation<text:tab/>1</text:a></text:p>
          <text:p text:style-name="P15"><text:a xlink:type="simple" xlink:href="#__RefHeading__244_1743343942" text:style-name="Index_20_Link" text:visited-style-name="Index_20_Link">Installering og opdatering<text:tab/>1</text:a></text:p>
          <text:p text:style-name="P16"><text:a xlink:type="simple" xlink:href="#__RefHeading__246_1743343942" text:style-name="Index_20_Link" text:visited-style-name="Index_20_Link">Installations Eksempel<text:tab/>2</text:a></text:p>
          <text:p text:style-name="P15"><text:a xlink:type="simple" xlink:href="#__RefHeading__248_1743343942" text:style-name="Index_20_Link" text:visited-style-name="Index_20_Link">Versionering i GIT<text:tab/>2</text:a></text:p>
          <text:p text:style-name="P16"><text:a xlink:type="simple" xlink:href="#__RefHeading__250_1743343942" text:style-name="Index_20_Link" text:visited-style-name="Index_20_Link">Git flow eksempel:<text:tab/>2</text:a></text:p>
          <text:p text:style-name="P15"><text:a xlink:type="simple" xlink:href="#__RefHeading__252_1743343942" text:style-name="Index_20_Link" text:visited-style-name="Index_20_Link">WebApplikations-Organisationer:<text:tab/>3</text:a></text:p>
          <text:p text:style-name="P14"><text:a xlink:type="simple" xlink:href="#__RefHeading__991_1772373424" text:style-name="Index_20_Link" text:visited-style-name="Index_20_Link">Licence and copyright<text:tab/>4</text:a></text:p>
        </text:index-body>
      </text:table-of-content>
      <text:p text:style-name="P1"/>
      <text:h text:style-name="P12" text:outline-level="1"><text:bookmark-start text:name="__RefHeading__238_1743343942"/>Organisering på github.com<text:bookmark-end text:name="__RefHeading__238_1743343942"/></text:h>
      <text:p text:style-name="P5"/>
      <text:h text:style-name="Heading_20_2" text:outline-level="2"><text:bookmark-start text:name="__RefHeading__240_1743343942"/>Nye Git-organisationer og repositories.<text:bookmark-end text:name="__RefHeading__240_1743343942"/></text:h>
      <text:p text:style-name="Text_20_body">Den nye OS2-organisations struktur er opbygget ved at hver løsning har sin egen organisation på Github og al kode ligger i et Git-repository.</text:p>
      <text:p text:style-name="Text_20_body">Undtagelse vil være OS2webcore-organisationen, der vil indeholde kerne-komponenterne og som ligger i den samme struktur, men med hvert modul i sit eget Git-repository. Når et OS2webcore-modul bruges i en af systemerne trækkes/hentes det fra OS2Webcore-Github over i løsningens fælles Git-repo. </text:p>
      <text:h text:style-name="Heading_20_2" text:outline-level="2"><text:bookmark-start text:name="__RefHeading__242_1743343942"/>Dokumentation<text:bookmark-end text:name="__RefHeading__242_1743343942"/></text:h>
      <text:p text:style-name="Text_20_body">Dokumentation vil blive placeret i det fælles dokumentations-repo: <text:a xlink:type="simple" xlink:href="https://github.com/OS2web/OS2_Documentation">https://github.com/OS2web/OS2_Documentation</text:a> </text:p>
      <text:h text:style-name="Heading_20_2" text:outline-level="2"><text:bookmark-start text:name="__RefHeading__244_1743343942"/>Installering og opdatering<text:bookmark-end text:name="__RefHeading__244_1743343942"/></text:h>
      <text:p text:style-name="Text_20_body">I den nye struktur er kontrollen med opdateringer og staging lagt ud i 2 processer. Hvilket gør det muligt at lave en meget mere simpel struktur. Arbejdet med at styre forskellige versioner af løsnigen er lagt ud til udviklerne og leverandørerne. Og brugerne (Kommunerne) får en installationsprocess der vil være lige så simpel som at installere et normalt program på en server. </text:p>
      <text:p text:style-name="Text_20_body">Processen vil i fremtiden være at der er en version der er offentligt tilgængelig. Ved opdateringer opdaterer man koden på test.mitsystem.minkommune.dk og aftester løsningen. Herefter opdateres produktions serveren mitsystem.minkommune.dk.</text:p>
      <text:h text:style-name="Heading_20_3" text:outline-level="3"><text:bookmark-start text:name="__RefHeading__246_1743343942"/><text:soft-page-break/>Installations Eksempel<text:bookmark-end text:name="__RefHeading__246_1743343942"/></text:h>
      <text:p text:style-name="P9">I dag kan man trække hele os2dagsordens projektet ved at lave<text:line-break/>"git clone <text:a xlink:type="simple" xlink:href="https://github.com/bellcom/os2dagsorden-2.0">https://github.com/bellcom/os2dagsorden-2.0</text:a>"<text:line-break/>Og herefter køre installationen via en profil i drupal. </text:p>
      <text:h text:style-name="Heading_20_2" text:outline-level="2"><text:bookmark-start text:name="__RefHeading__248_1743343942"/>Versionering i GIT<text:bookmark-end text:name="__RefHeading__248_1743343942"/></text:h>
      <text:p text:style-name="Text_20_body"><text:span text:style-name="T6">Efter man har installeret løsningen og man har rettet i koden eller opdateret moduler kan følgende ”recept” følges. </text:span><text:line-break/><text:line-break/>For at opdatere moduler i denne løsning:</text:p>
      <text:list xml:id="list143835984877089523" text:style-name="L6">
        <text:list-item>
          <text:p text:style-name="P11">Laver jeg ovenstående kommando. </text:p>
        </text:list-item>
        <text:list-item>
          <text:p text:style-name="P11">Laver en branch / feature branch</text:p>
        </text:list-item>
        <text:list-item>
          <text:p text:style-name="P11">Lægger updaterede moduler på i en kontrolleret version.</text:p>
        </text:list-item>
        <text:list-item>
          <text:p text:style-name="P11">Tester det.</text:p>
        </text:list-item>
        <text:list-item>
          <text:p text:style-name="P11">Commiter til git. </text:p>
        </text:list-item>
        <text:list-item>
          <text:p text:style-name="P11">Merger</text:p>
        </text:list-item>
        <text:list-item>
          <text:p text:style-name="P7">Opdaterer relase dokumentation</text:p>
        </text:list-item>
      </text:list>
      <text:p text:style-name="Text_20_body"><text:line-break/>Alt laves mod master-branch, men udvikles i en feature-branch. <text:span text:style-name="T2">Det er vigtigt at understerge at der kun bruges </text:span><text:span text:style-name="T3">ét repository</text:span><text:span text:style-name="T5"> per organisation og/eller projekt. En undtagelse for at køre med 2 repositories kunne være en planlagt major release de kræver længere tids udviklign og aftestning.</text:span></text:p>
      <text:p text:style-name="P6"><text:span text:style-name="T5">E</text:span><text:span text:style-name="T4">n major release inkl beslutningen om at køre i en branch skal godkendes af styregruppen eller os2's bestyrelse. </text:span></text:p>
      <text:list xml:id="list3034026719814243294" text:style-name="L7">
        <text:list-item>
          <text:p text:style-name="P8">Versions-numre kører i major/minor/<text:span text:style-name="T2">(patch, bugfix)</text:span>. Eks. version a.b.c. = f.eks 7.22.34<text:line-break/>Hver gang der laves mindre ubetydelige rettelser <text:span text:style-name="T2">og patches</text:span> tælles c op.<text:line-break/>Hver gang der laves flere samtidige <text:span text:style-name="T2">planlagte rettelser tælles b op og</text:span> c nulstilles.<text:line-break/>Hver gang der er store ændringer tælles a op. F.eks ved <text:span text:style-name="T6">skift</text:span> fra Drupal 7 til Drupal 8.</text:p>
        </text:list-item>
      </text:list>
      <text:h text:style-name="Heading_20_3" text:outline-level="3"><text:bookmark-start text:name="__RefHeading__250_1743343942"/>Git flow eksempel: <text:bookmark-end text:name="__RefHeading__250_1743343942"/></text:h>
      <text:list xml:id="list7047077866229080751" text:style-name="L8">
        <text:list-item>
          <text:p text:style-name="P10">Git flow hotfix start -&gt; tæl c op i din hotfix branch -&gt; git flow hotfix finish.</text:p>
        </text:list-item>
        <text:list-item>
          <text:p text:style-name="P10">Git flow release start -&gt; tæl b op i din release branch -&gt; git flow release finish.</text:p>
        </text:list-item>
        <text:list-item>
          <text:p text:style-name="P10">Nogen tager en stor beslutning -&gt; tæl a op i stedet for b i din release branch.</text:p>
        </text:list-item>
      </text:list>
      <text:p text:style-name="Text_20_body"/>
      <text:p text:style-name="Text_20_body"/>
      <text:p text:style-name="Text_20_body">Hvis man har brug for kode før Masteropdaters så skal man benytte et versions-tag. Listen over dette findes sammen med release-plan/tidligere releases.<text:line-break/>Med hver relase skal der en tagged release-plan med. Så dette skal fremtidige leverandører levere sammen med deres ændringer. </text:p>
      <text:h text:style-name="Heading_20_2" text:outline-level="2"><text:bookmark-start text:name="__RefHeading__252_1743343942"/><text:soft-page-break/>WebApplikations-Organisationer:<text:bookmark-end text:name="__RefHeading__252_1743343942"/></text:h>
      <text:p text:style-name="Text_20_body"/>
      <text:p text:style-name="Text_20_body">OS2WebCore - Komponenter der genbruges på tværs. F.eks. webservices, dagsordener og ESDH integration. </text:p>
      <text:p text:style-name="Text_20_body">OS2Web – En standard hjemmeside løsning.</text:p>
      <text:p text:style-name="Text_20_body">OS2Intranet</text:p>
      <text:p text:style-name="Text_20_body">OS2Dagsorden</text:p>
      <text:p text:style-name="Text_20_body">OS2Valghalla</text:p>
      <text:p text:style-name="Text_20_body">OS2Search</text:p>
      <text:p text:style-name="Text_20_body">OS2Kontaktcenter</text:p>
      <text:p text:style-name="Text_20_body"/>
      <text:p text:style-name="Text_20_body"/>
      <text:p text:style-name="P5"/>
      <text:h text:style-name="P13" text:outline-level="1"><text:bookmark-start text:name="__RefHeading__991_1772373424"/>Licence and copyright<text:bookmark-end text:name="__RefHeading__991_1772373424"/></text:h>
      <text:p text:style-name="P4"><text:span text:style-name="T1">Os2 software </text:span>is Copyright (c) 2012 OS2 - Offentligt Digitaliseringsfællesskab, Denmark <text:a xlink:type="simple" xlink:href="http://os2web.dk/">http://os2web.dk/</text:a></text:p>
      <text:p text:style-name="P4"><text:span text:style-name="T1">Os2 software </text:span>is free software: you can redistribute it and/or modify it under the terms of the GNU General Public License as published by the Free Software Foundation, either version 3 of the License, or (at your option) any later version.</text:p>
      <text:p text:style-name="P4"><text:span text:style-name="T1">Os2 software </text:span>is distributed in the hope that it will be useful, but WITHOUT ANY WARRANTY; without even the implied warranty of ERCHANTABILITY or FITNESS FOR A PARTICULAR PURPOSE. See the GNU General Public License for more details.</text:p>
      <text:p text:style-name="P4">You should have received a copy of the GNU General Public License along with this program. If not, see <text:a xlink:type="simple" xlink:href="http://www.gnu.org/licenses/">http://www.gnu.org/licenses/</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ørn Andersen</meta:initial-creator>
    <meta:creation-date>2014-10-09T10:09:56.243698959</meta:creation-date>
    <dc:date>2014-10-21T08:58:48.308399739</dc:date>
    <dc:creator>Jørn Andersen</dc:creator>
    <meta:editing-duration>PT47M47S</meta:editing-duration>
    <meta:editing-cycles>10</meta:editing-cycles>
    <meta:generator>LibreOffice/4.2.6.3$Linux_X86_64 LibreOffice_project/420m0$Build-3</meta:generator>
    <meta:document-statistic meta:table-count="0" meta:image-count="0" meta:object-count="0" meta:page-count="4" meta:paragraph-count="52" meta:word-count="650" meta:character-count="4333" meta:non-whitespace-character-count="3732"/>
  </office:meta>
</office:document-meta>
</file>